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rgeur 1158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ison</text:p>
          </table:table-cell>
          <table:table-cell office:value-type="float" office:value="54" calcext:value-type="float">
            <text:p>54</text:p>
          </table:table-cell>
          <table:table-cell table:formula="of:=[.B3]/691" office:value-type="float" office:value="0.0781476121562952" calcext:value-type="float">
            <text:p>0,078147612156295</text:p>
          </table:table-cell>
        </table:table-row>
        <table:table-row table:style-name="ro1">
          <table:table-cell office:value-type="string" calcext:value-type="string">
            <text:p>trou</text:p>
          </table:table-cell>
          <table:table-cell office:value-type="float" office:value="93" calcext:value-type="float">
            <text:p>93</text:p>
          </table:table-cell>
          <table:table-cell table:formula="of:=[.B4]/691" office:value-type="float" office:value="0.134587554269175" calcext:value-type="float">
            <text:p>0,134587554269175</text:p>
          </table:table-cell>
        </table:table-row>
        <table:table-row table:style-name="ro1">
          <table:table-cell office:value-type="string" calcext:value-type="string">
            <text:p>démon</text:p>
          </table:table-cell>
          <table:table-cell office:value-type="float" office:value="133" calcext:value-type="float">
            <text:p>133</text:p>
          </table:table-cell>
          <table:table-cell table:formula="of:=[.B5]/691" office:value-type="float" office:value="0.192474674384949" calcext:value-type="float">
            <text:p>0,192474674384949</text:p>
          </table:table-cell>
        </table:table-row>
        <table:table-row table:style-name="ro1">
          <table:table-cell office:value-type="string" calcext:value-type="string">
            <text:p>supprim</text:p>
          </table:table-cell>
          <table:table-cell office:value-type="float" office:value="172" calcext:value-type="float">
            <text:p>172</text:p>
          </table:table-cell>
          <table:table-cell table:formula="of:=[.B6]/691" office:value-type="float" office:value="0.248914616497829" calcext:value-type="float">
            <text:p>0,248914616497829</text:p>
          </table:table-cell>
        </table:table-row>
        <table:table-row table:style-name="ro1">
          <table:table-cell table:number-columns-repeated="2"/>
          <table:table-cell table:formula="of:=[.B7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264" calcext:value-type="float">
            <text:p>264</text:p>
          </table:table-cell>
          <table:table-cell table:formula="of:=[.B8]/691" office:value-type="float" office:value="0.38205499276411" calcext:value-type="float">
            <text:p>0,38205499276411</text:p>
          </table:table-cell>
        </table:table-row>
        <table:table-row table:style-name="ro1">
          <table:table-cell office:value-type="string" calcext:value-type="string">
            <text:p>1 T.</text:p>
          </table:table-cell>
          <table:table-cell office:value-type="float" office:value="297" calcext:value-type="float">
            <text:p>297</text:p>
          </table:table-cell>
          <table:table-cell table:formula="of:=[.B9]/691" office:value-type="float" office:value="0.429811866859624" calcext:value-type="float">
            <text:p>0,429811866859624</text:p>
          </table:table-cell>
        </table:table-row>
        <table:table-row table:style-name="ro1">
          <table:table-cell office:value-type="string" calcext:value-type="string">
            <text:p>2 T.</text:p>
          </table:table-cell>
          <table:table-cell office:value-type="float" office:value="331" calcext:value-type="float">
            <text:p>331</text:p>
          </table:table-cell>
          <table:table-cell table:formula="of:=[.B10]/691" office:value-type="float" office:value="0.479015918958032" calcext:value-type="float">
            <text:p>0,479015918958032</text:p>
          </table:table-cell>
        </table:table-row>
        <table:table-row table:style-name="ro1">
          <table:table-cell table:number-columns-repeated="2"/>
          <table:table-cell table:formula="of:=[.B11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395" calcext:value-type="float">
            <text:p>395</text:p>
          </table:table-cell>
          <table:table-cell table:formula="of:=[.B12]/691" office:value-type="float" office:value="0.571635311143271" calcext:value-type="float">
            <text:p>0,571635311143271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432" calcext:value-type="float">
            <text:p>432</text:p>
          </table:table-cell>
          <table:table-cell table:formula="of:=[.B13]/691" office:value-type="float" office:value="0.625180897250362" calcext:value-type="float">
            <text:p>0,625180897250362</text:p>
          </table:table-cell>
        </table:table-row>
        <table:table-row table:style-name="ro1">
          <table:table-cell table:number-columns-repeated="2"/>
          <table:table-cell table:formula="of:=[.B14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513" calcext:value-type="float">
            <text:p>513</text:p>
          </table:table-cell>
          <table:table-cell table:formula="of:=[.B15]/691" office:value-type="float" office:value="0.742402315484805" calcext:value-type="float">
            <text:p>0,742402315484805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550" calcext:value-type="float">
            <text:p>550</text:p>
          </table:table-cell>
          <table:table-cell table:formula="of:=[.B16]/691" office:value-type="float" office:value="0.795947901591896" calcext:value-type="float">
            <text:p>0,795947901591896</text:p>
          </table:table-cell>
        </table:table-row>
        <table:table-row table:style-name="ro1">
          <table:table-cell table:number-columns-repeated="2"/>
          <table:table-cell table:formula="of:=[.B17]/69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[.B18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u</text:p>
          </table:table-cell>
          <table:table-cell office:value-type="float" office:value="81" calcext:value-type="float">
            <text:p>81</text:p>
          </table:table-cell>
          <table:table-cell table:formula="of:=[.B19]/691" office:value-type="float" office:value="0.117221418234443" calcext:value-type="float">
            <text:p>0,117221418234443</text:p>
          </table:table-cell>
        </table:table-row>
        <table:table-row table:style-name="ro1">
          <table:table-cell office:value-type="string" calcext:value-type="string">
            <text:p>Particules</text:p>
          </table:table-cell>
          <table:table-cell office:value-type="float" office:value="172" calcext:value-type="float">
            <text:p>172</text:p>
          </table:table-cell>
          <table:table-cell table:formula="of:=[.B20]/691" office:value-type="float" office:value="0.248914616497829" calcext:value-type="float">
            <text:p>0,248914616497829</text:p>
          </table:table-cell>
        </table:table-row>
        <table:table-row table:style-name="ro1">
          <table:table-cell table:number-columns-repeated="2"/>
          <table:table-cell table:formula="of:=[.B21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érature</text:p>
          </table:table-cell>
          <table:table-cell office:value-type="float" office:value="297" calcext:value-type="float">
            <text:p>297</text:p>
          </table:table-cell>
          <table:table-cell table:formula="of:=[.B22]/691" office:value-type="float" office:value="0.429811866859624" calcext:value-type="float">
            <text:p>0,429811866859624</text:p>
          </table:table-cell>
        </table:table-row>
        <table:table-row table:style-name="ro1">
          <table:table-cell office:value-type="string" calcext:value-type="string">
            <text:p>Gauche</text:p>
          </table:table-cell>
          <table:table-cell office:value-type="float" office:value="413" calcext:value-type="float">
            <text:p>413</text:p>
          </table:table-cell>
          <table:table-cell table:formula="of:=[.B23]/691" office:value-type="float" office:value="0.597684515195369" calcext:value-type="float">
            <text:p>0,597684515195369</text:p>
          </table:table-cell>
        </table:table-row>
        <table:table-row table:style-name="ro1">
          <table:table-cell office:value-type="string" calcext:value-type="string">
            <text:p>Droite</text:p>
          </table:table-cell>
          <table:table-cell office:value-type="float" office:value="530" calcext:value-type="float">
            <text:p>530</text:p>
          </table:table-cell>
          <table:table-cell table:formula="of:=[.B24]/691" office:value-type="float" office:value="0.767004341534009" calcext:value-type="float">
            <text:p>0,767004341534009</text:p>
          </table:table-cell>
        </table:table-row>
        <table:table-row table:style-name="ro1">
          <table:table-cell table:number-columns-repeated="2"/>
          <table:table-cell table:formula="of:=[.B25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638" calcext:value-type="float">
            <text:p>638</text:p>
          </table:table-cell>
          <table:table-cell table:formula="of:=[.B26]/691" office:value-type="float" office:value="0.923299565846599" calcext:value-type="float">
            <text:p>0,9232995658465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uteur 69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31]/1158" office:value-type="float" office:value="0.0379965457685665" calcext:value-type="float">
            <text:p>0,037996545768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B32]/1158" office:value-type="float" office:value="0.0664939550949914" calcext:value-type="float">
            <text:p>0,066493955094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[.B33]/1158" office:value-type="float" office:value="0.0949913644214162" calcext:value-type="float">
            <text:p>0,094991364421416</text:p>
          </table:table-cell>
        </table:table-row>
        <table:table-row table:style-name="ro1">
          <table:table-cell table:number-columns-repeated="2"/>
          <table:table-cell table:formula="of:=[.B34]/115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formula="of:=[.B35]/1158" office:value-type="float" office:value="0.150259067357513" calcext:value-type="float">
            <text:p>0,150259067357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formula="of:=[.B36]/1158" office:value-type="float" office:value="0.177892918825561" calcext:value-type="float">
            <text:p>0,177892918825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formula="of:=[.B37]/1158" office:value-type="float" office:value="0.207253886010363" calcext:value-type="float">
            <text:p>0,207253886010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formula="of:=[.B38]/1158" office:value-type="float" office:value="0.236614853195164" calcext:value-type="float">
            <text:p>0,236614853195164</text:p>
          </table:table-cell>
        </table:table-row>
        <table:table-row table:style-name="ro1">
          <table:table-cell table:number-columns-repeated="2"/>
          <table:table-cell table:formula="of:=[.B39]/1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365" calcext:value-type="float">
            <text:p>365</text:p>
          </table:table-cell>
          <table:table-cell table:formula="of:=[.B40]/1158" office:value-type="float" office:value="0.315198618307427" calcext:value-type="float">
            <text:p>0,3151986183074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12" calcext:value-type="float">
            <text:p>412</text:p>
          </table:table-cell>
          <table:table-cell table:formula="of:=[.B41]/1158" office:value-type="float" office:value="0.355785837651123" calcext:value-type="float">
            <text:p>0,355785837651123</text:p>
          </table:table-cell>
        </table:table-row>
        <table:table-row table:style-name="ro1">
          <table:table-cell office:value-type="string" calcext:value-type="string">
            <text:p>moins</text:p>
          </table:table-cell>
          <table:table-cell office:value-type="float" office:value="449" calcext:value-type="float">
            <text:p>449</text:p>
          </table:table-cell>
          <table:table-cell table:formula="of:=[.B42]/1158" office:value-type="float" office:value="0.387737478411054" calcext:value-type="float">
            <text:p>0,387737478411054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484" calcext:value-type="float">
            <text:p>484</text:p>
          </table:table-cell>
          <table:table-cell table:formula="of:=[.B43]/1158" office:value-type="float" office:value="0.417962003454232" calcext:value-type="float">
            <text:p>0,41796200345423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22" calcext:value-type="float">
            <text:p>522</text:p>
          </table:table-cell>
          <table:table-cell table:formula="of:=[.B44]/1158" office:value-type="float" office:value="0.450777202072539" calcext:value-type="float">
            <text:p>0,45077720207253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è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ô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/00/0000</text:date>, <text:time style:data-style-name="N2" text:time-value="22:32:12.700940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29:00.115393887</meta:creation-date>
    <meta:generator>LibreOffice/5.2.7.2$Linux_X86_64 LibreOffice_project/20m0$Build-2</meta:generator>
    <dc:date>2018-10-14T22:42:49.548993022</dc:date>
    <meta:editing-duration>PT26M17S</meta:editing-duration>
    <meta:editing-cycles>6</meta:editing-cycles>
    <meta:document-statistic meta:table-count="1" meta:cell-count="107" meta:object-count="0"/>
  </office:meta>
</office:document-meta>
</file>